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paragraph-rsid="001c82a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paragraph-rsid="001fe2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2729cb" officeooo:paragraph-rsid="002729c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c82a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729cb" officeooo:paragraph-rsid="002729cb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8b87b" officeooo:paragraph-rsid="0028b87b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rsid="002ae24b" officeooo:paragraph-rsid="002ae24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9350a" officeooo:paragraph-rsid="0029350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ae24b" officeooo:paragraph-rsid="002ae24b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4e04" style:font-style-asian="italic" style:font-style-complex="italic"/>
    </style:style>
    <style:style style:name="T3" style:family="text">
      <style:text-properties officeooo:rsid="00214e0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Part 1: Centre</text:p>
      <text:p text:style-name="P2"/>
      <text:p text:style-name="P1"><text:span text:style-name="T5">1.</text:span> Crea un directori de treball en la teua carpeta d'usuari anomenat "<text:span text:style-name="T3">T</text:span><text:span text:style-name="T2">asques DAW</text:span><text:span text:style-name="T3">"</text:span>.</text:p>
      <text:p text:style-name="P1"/>
      <text:p text:style-name="P4">En el terminal:</text:p>
      <text:p text:style-name="P4"/>
      <text:p text:style-name="P8">mkdir Tasques\ DAW</text:p>
      <text:p text:style-name="P1"/>
      <text:p text:style-name="P1"><text:span text:style-name="T5">2.</text:span> Inicialitza un repositori de Git en el directori de treball.</text:p>
      <text:p text:style-name="P1"/>
      <text:p text:style-name="P8">Git init</text:p>
      <text:p text:style-name="P1"/>
      <text:p text:style-name="P3"><text:span text:style-name="T5">3.</text:span> Afig els documents que ja has generat relacionats amb el mòdul de DAW i agrega'ls al repositori local amb el missatge "<text:span text:style-name="T1">El meu primer commit"</text:span>.</text:p>
      <text:p text:style-name="P1"/>
      <text:p text:style-name="P9">Git add *</text:p>
      <text:p text:style-name="P9">git commit -m "El meu primer commit"</text:p>
      <text:p text:style-name="P1"/>
      <text:p text:style-name="P1"><text:span text:style-name="T5">4.</text:span> Crea un repositori remot a Github i puja allí el repositori local.</text:p>
      <text:p text:style-name="P1"/>
      <text:p text:style-name="P11">En Github &gt; Mis repositorios &gt; Nuevo &gt; repositori-daw</text:p>
      <text:p text:style-name="P11"/>
      <text:p text:style-name="P12">En el terminal:</text:p>
      <text:p text:style-name="P12">- Connectar-se al repositori remot:</text:p>
      <text:p text:style-name="P12"><text:tab/>git remote add origin https://github.com/adrnavgit/repositori-daw.git</text:p>
      <text:p text:style-name="P12"/>
      <text:p text:style-name="P12">- Pujar els canvis al repositori remot:</text:p>
      <text:p text:style-name="P10"><text:span text:style-name="T6"><text:tab/>git push -u origin main</text:span></text:p>
      <text:p text:style-name="P1"/>
      <text:p text:style-name="P1"><text:span text:style-name="T5">5.</text:span> Modifica algun fitxer del directori de treball i afig-lo al repositori local amb el missatge: "<text:span text:style-name="T1">Canvi en el fitxer ####.###</text:span><text:span text:style-name="T4">"</text:span>.</text:p>
      <text:p text:style-name="P1"/>
      <text:p text:style-name="P1"/>
      <text:p text:style-name="P1"/>
      <text:p text:style-name="P1"><text:span text:style-name="T5">6.</text:span> Actualitza el repositori remot.</text:p>
      <text:p text:style-name="P1"/>
      <text:p text:style-name="P1"/>
      <text:p text:style-name="P1"/>
      <text:p text:style-name="P1"><text:span text:style-name="T5">7.</text:span> Accedeix a Github i verifica que estan els dos commits i els canvis realitzats.</text:p>
      <text:p text:style-name="P1"/>
      <text:p text:style-name="P1"/>
      <text:p text:style-name="P7">Part 2: Casa</text:p>
      <text:p text:style-name="P1"/>
      <text:p text:style-name="P1"><text:span text:style-name="T5">1.</text:span> Clona el repositori remot.</text:p>
      <text:p text:style-name="P1"/>
      <text:p text:style-name="P1"/>
      <text:p text:style-name="P1"/>
      <text:p text:style-name="P1"><text:span text:style-name="T5">2.</text:span> Realitza canvis en alguns fitxers i actualitza'ls en el repositori local amb el missatge "<text:span text:style-name="T1">canvis des de casa</text:span>".</text:p>
      <text:p text:style-name="P1"/>
      <text:p text:style-name="P1"/>
      <text:p text:style-name="P1"/>
      <text:p text:style-name="P1"><text:span text:style-name="T5">3.</text:span> Puja els canvis al repositori remot.</text:p>
      <text:p text:style-name="P1"/>
      <text:p text:style-name="P1"/>
      <text:p text:style-name="P1"/>
      <text:p text:style-name="P6">Part 3: Centre</text:p>
      <text:p text:style-name="P1"/>
      <text:p text:style-name="P1"/>
      <text:p text:style-name="P1"><text:span text:style-name="T5">1.</text:span> Actualitza el repositori local.</text:p>
      <text:p text:style-name="P1"/>
      <text:p text:style-name="P1"/>
      <text:p text:style-name="P1"/>
      <text:p text:style-name="P1"><text:span text:style-name="T5">2.</text:span> Comprova que l'últim commit és el que vas fer a casa.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3:01:58.163170008</meta:creation-date>
    <dc:date>2024-09-25T09:10:32.161694641</dc:date>
    <meta:editing-duration>PT34M35S</meta:editing-duration>
    <meta:editing-cycles>14</meta:editing-cycles>
    <meta:generator>LibreOffice/24.2.4.2$Linux_X86_64 LibreOffice_project/420$Build-2</meta:generator>
    <meta:document-statistic meta:table-count="0" meta:image-count="0" meta:object-count="0" meta:page-count="2" meta:paragraph-count="26" meta:word-count="214" meta:character-count="1235" meta:non-whitespace-character-count="1045"/>
  </office:meta>
</office:document-meta>
</file>